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RECHNUNGSPOSTEN" style:family="table">
      <style:table-properties style:width="17cm" table:align="margins"/>
    </style:style>
    <style:style style:name="TRECHNUNGSPOSTEN.A" style:family="table-column">
      <style:table-column-properties style:column-width="17cm" style:rel-column-width="65535*"/>
    </style:style>
    <style:style style:name="TRECHNUNGSPOSTEN.A1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Standard">
      <style:text-properties style:font-name="Microsoft Sans Serif"/>
    </style:style>
    <style:style style:name="P2" style:family="paragraph" style:parent-style-name="Table_20_Contents">
      <style:paragraph-properties>
        <style:tab-stops>
          <style:tab-stop style:position="16.907cm" style:type="right"/>
        </style:tab-stops>
      </style:paragraph-properties>
      <style:text-properties style:font-name="Microsoft Sans Serif"/>
    </style:style>
    <style:style style:name="P3" style:family="paragraph" style:parent-style-name="Standard" style:master-page-name="Standard">
      <style:paragraph-properties fo:margin-left="0cm" fo:margin-right="0.053cm" fo:text-indent="0cm" style:auto-text-indent="false" style:page-number="auto" fo:break-before="auto" fo:break-after="auto" fo:padding="0cm" fo:border-left="none" fo:border-right="none" fo:border-top="none" fo:border-bottom="0.002cm solid #000000" style:shadow="none">
        <style:tab-stops>
          <style:tab-stop style:position="16.96cm" style:type="right"/>
        </style:tab-stops>
      </style:paragraph-properties>
      <style:text-properties style:font-name="Microsoft Sans Serif" fo:font-size="24pt" style:font-size-asian="24pt" style:font-size-complex="24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Mustermann" text:name="KNACHNAME"/>
        <text:user-field-decl office:value-type="string" office:string-value="Max" text:name="KVORNAME"/>
        <text:user-field-decl office:value-type="string" office:string-value="Musterstraße" text:name="KSTRASSE"/>
        <text:user-field-decl office:value-type="string" office:string-value="123a" text:name="KHAUSNR"/>
        <text:user-field-decl office:value-type="string" office:string-value="Musterhausen" text:name="KSTADT"/>
        <text:user-field-decl office:value-type="string" office:string-value="15243" text:name="KPLZ"/>
        <text:user-field-decl office:value-type="string" office:string-value="1" text:name="PANZ"/>
        <text:user-field-decl office:value-type="string" office:string-value="Wurschtbrot" text:name="PARTIKEL"/>
        <text:user-field-decl office:value-type="string" office:string-value="0.50" text:name="PPREIS"/>
        <text:user-field-decl office:value-type="string" office:string-value="0.50" text:name="PSUMME"/>
        <text:user-field-decl office:value-type="float" office:value="36557" text:name="RBETRAG"/>
      </text:user-field-decls>
      <text:p text:style-name="P3">Rechnung<text:tab/><text:span text:style-name="T1"><text:date style:data-style-name="N84" text:date-value="2015-03-12T19:45:56.54">2015-03-12</text:date></text:span></text:p>
      <text:p text:style-name="P1"/>
      <text:p text:style-name="P1"><text:user-field-get text:name="KVORNAME">Max</text:user-field-get> <text:user-field-get text:name="KNACHNAME">Mustermann</text:user-field-get><text:line-break/><text:user-field-get text:name="KSTRASSE">Musterstraße</text:user-field-get> <text:user-field-get text:name="KHAUSNR">123a</text:user-field-get><text:line-break/><text:user-field-get text:name="KPLZ">15243</text:user-field-get> <text:user-field-get text:name="KSTADT">Musterhausen</text:user-field-get></text:p>
      <text:p text:style-name="P1"/>
      <text:p text:style-name="P1"/>
      <text:p text:style-name="P1"/>
      <text:p text:style-name="P1">Folgende Leistungen stellen wir Ihnen in Rechnung:</text:p>
      <text:p text:style-name="P1"/>
      <table:table table:name="TRECHNUNGSPOSTEN" table:style-name="TRECHNUNGSPOSTEN">
        <table:table-column table:style-name="TRECHNUNGSPOSTEN.A"/>
        <table:table-row>
          <table:table-cell table:style-name="TRECHNUNGSPOSTEN.A1" office:value-type="string">
            <text:p text:style-name="P2"><text:span text:style-name="T2"><text:user-field-get text:name="PARTIKEL">Wurschtbrot</text:user-field-get></text:span><text:tab/>(Anzahl: <text:user-field-get text:name="PANZ">1</text:user-field-get> zu je <text:user-field-get text:name="PPREIS">0.50</text:user-field-get> €)<text:line-break/><text:tab/><text:span text:style-name="T2">Summe Rechnungsposten: </text:span><text:span text:style-name="T3"><text:user-field-get text:name="PSUMME">0.50</text:user-field-get></text:span><text:span text:style-name="T3"> €<text:line-break/></text:span></text:p>
          </table:table-cell>
        </table:table-row>
      </table:table>
      <text:p text:style-name="P1"/>
      <text:p text:style-name="P1"/>
      <text:p text:style-name="P1">Vielen Dank für Ihren Auftrag Herr/Frau <text:user-field-get text:name="KNACHNAME">Mustermann</text:user-field-get> !</text:p>
      <text:p text:style-name="P1"/>
      <text:p text:style-name="P1"/>
      <text:p text:style-name="P1">Freundliche Grüße</text:p>
      <text:p text:style-name="P1">MZ Solu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ritz Riebe</meta:initial-creator>
    <meta:creation-date>2015-03-12T19:20:41.52</meta:creation-date>
    <dc:date>2015-03-12T19:45:56.50</dc:date>
    <dc:creator>Moritz Riebe</dc:creator>
    <meta:editing-duration>PT13M29S</meta:editing-duration>
    <meta:editing-cycles>4</meta:editing-cycles>
    <meta:generator>OpenOffice/4.1.1$Win32 OpenOffice.org_project/411m6$Build-9775</meta:generator>
    <meta:document-statistic meta:table-count="1" meta:image-count="0" meta:object-count="0" meta:page-count="1" meta:paragraph-count="7" meta:word-count="38" meta:character-count="269"/>
  </office:meta>
</office:document-meta>
</file>